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nyA YIKAMA" table:style-name="ta1"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YIKAMA SU SAYACI HESABI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Default"/>
        </table:table-row>
        <table:table-row table:style-name="ro1">
          <table:table-cell table:style-name="ce1" office:value-type="date" office:date-value="2021-09-20" calcext:value-type="date">
            <text:p>20.09.2021</text:p>
          </table:table-cell>
          <table:table-cell office:value-type="float" office:value="1468" calcext:value-type="float">
            <text:p>1468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formula="of:=[.B5]+[.D5]" office:value-type="float" office:value="1487.6" calcext:value-type="float">
            <text:p>1487,6</text:p>
          </table:table-cell>
          <table:table-cell table:formula="of:=[.C5]/[.D5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1-11-19" calcext:value-type="date">
            <text:p>19.11.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formula="of:=[.E5]+[.D6]" office:value-type="float" office:value="1507.2" calcext:value-type="float">
            <text:p>1507,2</text:p>
          </table:table-cell>
          <table:table-cell table:formula="of:=[.C6]/[.D6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1.56" calcext:value-type="float">
            <text:p>21,56</text:p>
          </table:table-cell>
          <table:table-cell table:formula="of:=[.E6]+[.D7]" office:value-type="float" office:value="1528.76" calcext:value-type="float">
            <text:p>1528,76</text:p>
          </table:table-cell>
          <table:table-cell table:formula="of:=[.C7]/[.D7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formula="of:=[.E7]+[.D8]" office:value-type="float" office:value="1538.56" calcext:value-type="float">
            <text:p>1538,56</text:p>
          </table:table-cell>
          <table:table-cell table:formula="of:=[.C8]/[.D8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31" calcext:value-type="float">
            <text:p>7,31</text:p>
          </table:table-cell>
          <table:table-cell table:formula="of:=[.E8]+[.D9]" office:value-type="float" office:value="1545.87" calcext:value-type="float">
            <text:p>1545,87</text:p>
          </table:table-cell>
          <table:table-cell table:formula="of:=[.C9]/[.D9]" office:value-type="float" office:value="6.83994528043776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formula="of:=[.E9]+[.D10]" office:value-type="float" office:value="1564.87" calcext:value-type="float">
            <text:p>1564,87</text:p>
          </table:table-cell>
          <table:table-cell table:formula="of:=[.C10]/[.D10]" office:value-type="float" office:value="6.8421052631579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61" calcext:value-type="float">
            <text:p>14,61</text:p>
          </table:table-cell>
          <table:table-cell table:formula="of:=[.E10]+[.D11]" office:value-type="float" office:value="1579.48" calcext:value-type="float">
            <text:p>1579,48</text:p>
          </table:table-cell>
          <table:table-cell table:formula="of:=[.C11]/[.D11]" office:value-type="float" office:value="6.84462696783025" calcext:value-type="float">
            <text:p>6,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yE Emr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SnyF MOTORCU EMRE SU SAYACI HESABI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Default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formula="of:=[.B4]+[.D4]" office:value-type="float" office:value="14.8" calcext:value-type="float">
            <text:p>14,8</text:p>
          </table:table-cell>
          <table:table-cell table:formula="of:=[.C4]/[.D4]" office:value-type="float" office:value="5.10204081632653" calcext:value-type="float">
            <text:p>5,10</text:p>
          </table:table-cell>
        </table:table-row>
        <table:table-row table:style-name="ro1">
          <table:table-cell table:style-name="ce1"/>
          <table:table-cell table:number-columns-repeated="4"/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2-03-05T17:01:17.469361323</dc:date>
    <meta:editing-duration>PT2H39M41S</meta:editing-duration>
    <meta:editing-cycles>4</meta:editing-cycles>
    <meta:generator>LibreOffice/7.2.5.2$Linux_X86_64 LibreOffice_project/20$Build-2</meta:generator>
    <meta:document-statistic meta:table-count="2" meta:cell-count="52" meta:object-count="0"/>
  </office:meta>
</office:document-meta>
</file>